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6e6" officeooo:paragraph-rsid="001e16e6"/>
    </style:style>
    <style:style style:name="P2" style:family="paragraph" style:parent-style-name="Standard" style:list-style-name="L1">
      <style:text-properties style:text-underline-style="none" fo:font-weight="normal" officeooo:rsid="001e16e6" officeooo:paragraph-rsid="001e16e6" style:font-weight-asian="normal" style:font-weight-complex="normal"/>
    </style:style>
    <style:style style:name="P3" style:family="paragraph" style:parent-style-name="Standard" style:list-style-name="L1">
      <style:text-properties style:text-underline-style="none" fo:font-weight="normal" officeooo:rsid="001ffc10" officeooo:paragraph-rsid="001ffc10" style:font-weight-asian="normal" style:font-weight-complex="normal"/>
    </style:style>
    <style:style style:name="P4" style:family="paragraph" style:parent-style-name="Standard">
      <style:text-properties style:text-underline-style="none" fo:font-weight="normal" officeooo:rsid="001ffc10" officeooo:paragraph-rsid="001ffc10"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e16e6" officeooo:paragraph-rsid="001e16e6" style:font-weight-asian="normal" style:font-weight-complex="normal"/>
    </style:style>
    <style:style style:name="P6" style:family="paragraph" style:parent-style-name="Standard">
      <style:text-properties officeooo:paragraph-rsid="001ffc10"/>
    </style:style>
    <style:style style:name="P7" style:family="paragraph" style:parent-style-name="Standard" style:list-style-name="L1">
      <style:text-properties officeooo:paragraph-rsid="001ffc10"/>
    </style:style>
    <style:style style:name="P8" style:family="paragraph" style:parent-style-name="Standard" style:list-style-name="L3">
      <style:text-properties officeooo:paragraph-rsid="001ffc10"/>
    </style:style>
    <style:style style:name="P9" style:family="paragraph" style:parent-style-name="Standard" style:list-style-name="L3">
      <style:text-properties officeooo:paragraph-rsid="00205184"/>
    </style:style>
    <style:style style:name="P10" style:family="paragraph" style:parent-style-name="Standard" style:list-style-name="L3">
      <style:text-properties officeooo:paragraph-rsid="0025b086"/>
    </style:style>
    <style:style style:name="P11" style:family="paragraph" style:parent-style-name="Standard" style:list-style-name="L3">
      <style:text-properties officeooo:rsid="00205184" officeooo:paragraph-rsid="00205184"/>
    </style:style>
    <style:style style:name="P12" style:family="paragraph" style:parent-style-name="Standard">
      <style:text-properties officeooo:rsid="00205184" officeooo:paragraph-rsid="00205184"/>
    </style:style>
    <style:style style:name="P13" style:family="paragraph" style:parent-style-name="Standard">
      <style:text-properties officeooo:paragraph-rsid="00205184"/>
    </style:style>
    <style:style style:name="P14" style:family="paragraph" style:parent-style-name="Standard" style:list-style-name="L3">
      <style:text-properties officeooo:rsid="0021b01a" officeooo:paragraph-rsid="0021b01a"/>
    </style:style>
    <style:style style:name="P15" style:family="paragraph" style:parent-style-name="Standard" style:list-style-name="L3">
      <style:text-properties officeooo:rsid="0025b086" officeooo:paragraph-rsid="0025b086"/>
    </style:style>
    <style:style style:name="P16" style:family="paragraph" style:parent-style-name="Standard" style:list-style-name="L3">
      <style:text-properties officeooo:rsid="00272188" officeooo:paragraph-rsid="00272188"/>
    </style:style>
    <style:style style:name="P17" style:family="paragraph" style:parent-style-name="Standard" style:list-style-name="L3">
      <style:text-properties officeooo:rsid="00289ef2" officeooo:paragraph-rsid="00289ef2"/>
    </style:style>
    <style:style style:name="P18" style:family="paragraph" style:parent-style-name="Standard" style:list-style-name="L4">
      <style:text-properties officeooo:rsid="002a2f8e" officeooo:paragraph-rsid="002a2f8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ffc10" style:font-weight-asian="normal" style:font-weight-complex="normal"/>
    </style:style>
    <style:style style:name="T5" style:family="text">
      <style:text-properties style:text-underline-style="none" fo:font-weight="normal" officeooo:rsid="00205184" style:font-weight-asian="normal" style:font-weight-complex="normal"/>
    </style:style>
    <style:style style:name="T6" style:family="text">
      <style:text-properties style:text-underline-style="none" fo:font-weight="normal" officeooo:rsid="0021b01a" style:font-weight-asian="normal" style:font-weight-complex="normal"/>
    </style:style>
    <style:style style:name="T7" style:family="text">
      <style:text-properties style:text-underline-style="none" fo:font-weight="normal" officeooo:rsid="00238e01" style:font-weight-asian="normal" style:font-weight-complex="normal"/>
    </style:style>
    <style:style style:name="T8" style:family="text">
      <style:text-properties style:text-underline-style="none" fo:font-weight="normal" officeooo:rsid="0024bfff" style:font-weight-asian="normal" style:font-weight-complex="normal"/>
    </style:style>
    <style:style style:name="T9" style:family="text">
      <style:text-properties style:text-underline-style="none" fo:font-weight="normal" officeooo:rsid="0025b086" style:font-weight-asian="normal" style:font-weight-complex="normal"/>
    </style:style>
    <style:style style:name="T10" style:family="text">
      <style:text-properties style:text-underline-style="none" fo:font-weight="normal" officeooo:rsid="0026f4c9"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205184" style:font-weight-asian="bold" style:font-weight-complex="bold"/>
    </style:style>
    <style:style style:name="T13" style:family="text">
      <style:text-properties officeooo:rsid="001ffc10"/>
    </style:style>
    <style:style style:name="T14" style:family="text">
      <style:text-properties style:text-position="super 58%" style:text-underline-style="none" fo:font-weight="normal" officeooo:rsid="00205184" style:font-weight-asian="normal" style:font-weight-complex="normal"/>
    </style:style>
    <style:style style:name="T15" style:family="text">
      <style:text-properties style:text-position="super 58%" style:text-underline-style="none" fo:font-weight="normal" officeooo:rsid="0021b01a" style:font-weight-asian="normal" style:font-weight-complex="normal"/>
    </style:style>
    <style:style style:name="T16" style:family="text">
      <style:text-properties officeooo:rsid="0027218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School Management Module Development in Odoo</text:span></text:p>
      <text:p text:style-name="P5"/>
      <text:p text:style-name="P5">Tasks <text:span text:style-name="T2">:</text:span></text:p>
      <text:list xml:id="list1979560411" text:style-name="L1">
        <text:list-item>
          <text:p text:style-name="P2">Create a module of school management and install it in the system. It should have fields like:</text:p>
          <text:list>
            <text:list-item>
              <text:p text:style-name="P2">Name</text:p>
            </text:list-item>
            <text:list-item>
              <text:p text:style-name="P2">Standard &amp; Division</text:p>
            </text:list-item>
            <text:list-item>
              <text:p text:style-name="P2">Roll Number</text:p>
            </text:list-item>
            <text:list-item>
              <text:p text:style-name="P2">Unique Enrollment Number (Auto-generated) <text:span text:style-name="T16">with a prefix of ‘ENR’</text:span></text:p>
            </text:list-item>
            <text:list-item>
              <text:p text:style-name="P2">Address <text:span text:style-name="T13">( In a proper format of address, not in simple char fields)</text:span></text:p>
            </text:list-item>
            <text:list-item>
              <text:p text:style-name="P3">Phone number</text:p>
            </text:list-item>
            <text:list-item>
              <text:p text:style-name="P3">Date of birth</text:p>
              <text:list>
                <text:list-item>
                  <text:p text:style-name="P7"><text:span text:style-name="T4">Create a field called ‘Age’ which should be auto computed based on the date of birth </text:span><text:span text:style-name="T8">and </text:span><text:span text:style-name="T9">user should not be able to make changes in the value that is auto computed</text:span><text:span text:style-name="T4">.</text:span></text:p>
                </text:list-item>
              </text:list>
            </text:list-item>
          </text:list>
        </text:list-item>
      </text:list>
      <text:list xml:id="list223623888" text:style-name="L4">
        <text:list-item>
          <text:p text:style-name="P18"><text:span text:style-name="T4">C</text:span><text:span text:style-name="T3">reate a page in the form view of a student called ‘Parents’ with fields like Name, relation with the student, phone_number, email.</text:span></text:p>
          <text:p text:style-name="P18"><text:span text:style-name="T3"/></text:p>
        </text:list-item>
        <text:list-item>
          <text:p text:style-name="P18"><text:span text:style-name="T3">Create a page in the form view of the student called, ‘Previous Schools’ with details like, Name, Enrollment Number, Admission date and Leaving Date.</text:span></text:p>
        </text:list-item>
      </text:list>
      <text:p text:style-name="P6"><text:span text:style-name="T4"/></text:p>
      <text:list xml:id="list2967596141" text:style-name="L3">
        <text:list-item>
          <text:p text:style-name="P8"><text:span text:style-name="T4">Name of the student should appear after ‘/‘ in the Student form view on top left corner.</text:span></text:p>
          <text:p text:style-name="P8"><text:span text:style-name="T4"/></text:p>
        </text:list-item>
        <text:list-item>
          <text:p text:style-name="P8"><text:span text:style-name="T4">After mentioning the standard and the division, the respective class teacher should be allocated to that student automatically. By clicking on the ‘class_teacher’ field, you should be able to see the form view of that teacher.</text:span></text:p>
        </text:list-item>
      </text:list>
      <text:p text:style-name="P6"><text:span text:style-name="T4"/></text:p>
      <text:list xml:id="list120109671642867" text:continue-numbering="true" text:style-name="L3">
        <text:list-item>
          <text:p text:style-name="P8"><text:span text:style-name="T6">If</text:span><text:span text:style-name="T4"> the name or phone number for any student </text:span><text:span text:style-name="T6">is changed</text:span><text:span text:style-name="T4">, a notification should pop up on the screen stating, “ Name / Phone number updated.”</text:span></text:p>
        </text:list-item>
      </text:list>
      <text:p text:style-name="P6"><text:span text:style-name="T4"/></text:p>
      <text:list xml:id="list120110536287406" text:continue-numbering="true" text:style-name="L3">
        <text:list-item>
          <text:p text:style-name="P8"><text:span text:style-name="T4">Add a restriction that, Age cannot be less than 4 years for any student.</text:span></text:p>
        </text:list-item>
      </text:list>
      <text:p text:style-name="P6"><text:span text:style-name="T4"/></text:p>
      <text:list xml:id="list120110128575446" text:continue-numbering="true" text:style-name="L3">
        <text:list-item>
          <text:p text:style-name="P8"><text:span text:style-name="T4">Add a restriction that Name and Phone number for any student is compulsary and record for that student should not be created if any of those 2 fields are missing.</text:span></text:p>
        </text:list-item>
      </text:list>
      <text:p text:style-name="P6"><text:span text:style-name="T4"/></text:p>
      <text:list xml:id="list120111610637895" text:continue-numbering="true" text:style-name="L3">
        <text:list-item>
          <text:p text:style-name="P9"><text:span text:style-name="T4">Add a restriction that phone number should of proper format, neither less than 10 digits nor more. If it less or more than 10 digits, the system should throw some error and phone number should not get saved.</text:span></text:p>
        </text:list-item>
      </text:list>
      <text:p text:style-name="P13"><text:span text:style-name="T4"/></text:p>
      <text:list xml:id="list120110238017555" text:continue-numbering="true" text:style-name="L3">
        <text:list-item>
          <text:p text:style-name="P9"><text:span text:style-name="T5">A warning should appear if a phone number is same for more than one student.</text:span></text:p>
        </text:list-item>
      </text:list>
      <text:p text:style-name="P13"><text:span text:style-name="T5"/></text:p>
      <text:list xml:id="list120110289769905" text:continue-numbering="true" text:style-name="L3">
        <text:list-item>
          <text:p text:style-name="P9"><text:span text:style-name="T12">Only if</text:span><text:span text:style-name="T5"> the standard of any student is 11</text:span><text:span text:style-name="T14">th</text:span><text:span text:style-name="T5"> or 12</text:span><text:span text:style-name="T14">th</text:span><text:span text:style-name="T5"> a field called ‘Stream’ should appear where you need to mention the stream of that student (Eg: Science, Commerce or Arts) and it should be compulsary field.</text:span></text:p>
        </text:list-item>
      </text:list>
      <text:p text:style-name="P13"><text:span text:style-name="T5"/></text:p>
      <text:list xml:id="list120111550843820" text:continue-numbering="true" text:style-name="L3">
        <text:list-item>
          <text:p text:style-name="P11"><text:span text:style-name="T3">Create a </text:span><text:span text:style-name="T11">default</text:span><text:span text:style-name="T3"> filter in the Student Master tree view that only students of </text:span><text:span text:style-name="T6">10</text:span><text:span text:style-name="T15">th</text:span><text:span text:style-name="T6"> standard</text:span><text:span text:style-name="T3"> gets appear as soon as the Student master page is opened </text:span><text:span text:style-name="T6">and on removing that filter, all the students should appear.</text:span></text:p>
          <text:p text:style-name="P11"><text:span text:style-name="T6"/></text:p>
        </text:list-item>
        <text:list-item>
          <text:p text:style-name="P15"><text:span text:style-name="T6">S</text:span><text:span text:style-name="T3">tudents having similar birth </text:span><text:span text:style-name="T11">month</text:span><text:span text:style-name="T3"> should be grouped together, year of birth does not matter.</text:span></text:p>
          <text:list>
            <text:list-item>
              <text:p text:style-name="P10"><text:soft-page-break/><text:span text:style-name="T10">Example</text:span><text:span text:style-name="T9">, all the students having birth month ‘January’ should be grouped together no matter what year are they born.</text:span></text:p>
            </text:list-item>
          </text:list>
        </text:list-item>
      </text:list>
      <text:p text:style-name="P12"><text:span text:style-name="T6"/></text:p>
      <text:list xml:id="list120109514643769" text:continue-numbering="true" text:style-name="L3">
        <text:list-item>
          <text:p text:style-name="P14"><text:span text:style-name="T4">C</text:span><text:span text:style-name="T3">reate menus called ‘Science/Commerce/Arts Students’ and students of respective streams should only appear in that respective menu. </text:span><text:span text:style-name="T7">Students of other streams should not appear even when we group by stream.</text:span></text:p>
          <text:p text:style-name="P14"><text:span text:style-name="T7"/></text:p>
        </text:list-item>
        <text:list-item>
          <text:p text:style-name="P16"><text:span text:style-name="T7">W</text:span><text:span text:style-name="T3">hen you first install the module, data like name, phone number and enrollment number for 3 students should come automatically. The next student that you create should have enrollment number starting from the 4 if the last one was 3.</text:span></text:p>
          <text:p text:style-name="P16"><text:span text:style-name="T3"><text:s/></text:span></text:p>
        </text:list-item>
        <text:list-item>
          <text:p text:style-name="P17"><text:span text:style-name="T3">Whenever the phone number of a student gets updated or changed, a logger showing the history should appear at the bottom.</text:span></text:p>
          <text:p text:style-name="P17"><text:span text:style-name="T3"/></text:p>
        </text:list-item>
        <text:list-item>
          <text:p text:style-name="P17"><text:span text:style-name="T7">C</text:span><text:span text:style-name="T3">hange atleast two details of students by xlsx sheet.</text:span></text:p>
        </text:list-item>
      </text:list>
      <text:p text:style-name="P4"><text:tab/><text:tab/></text:p>
      <text:p text:style-name="P4"><text:tab/></text:p>
      <text:p text:style-name="P4"><text:tab/><text:tab/></text:p>
      <text:p text:style-name="P4"><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7T10:01:48.097816066</meta:creation-date>
    <dc:date>2022-05-27T12:01:09.378064490</dc:date>
    <meta:editing-duration>PT26M39S</meta:editing-duration>
    <meta:editing-cycles>6</meta:editing-cycles>
    <meta:generator>LibreOffice/6.4.7.2$Linux_X86_64 LibreOffice_project/40$Build-2</meta:generator>
    <meta:document-statistic meta:table-count="0" meta:image-count="0" meta:object-count="0" meta:page-count="2" meta:paragraph-count="38" meta:word-count="553" meta:character-count="3032" meta:non-whitespace-character-count="2528"/>
  </office:meta>
</office:document-meta>
</file>